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Cambria" svg:font-family="Cambria, serif"/>
    <style:font-face style:name="Consolas" svg:font-family="Consolas, 'Bitstream Vera Sans Mono', 'Courier New', Courier, monospace"/>
    <style:font-face style:name="Helvetica Neue" svg:font-family="'Helvetica Neue', Helvetica, Arial, sans-serif"/>
    <style:font-face style:name="Open Sans" svg:font-family="'Open Sans', sans-serif"/>
    <style:font-face style:name="Arial Unicode MS1" svg:font-family="'Arial Unicode MS'" style:font-family-generic="swiss"/>
    <style:font-face style:name="Liberation Mono" svg:font-family="'Liberation Mono'"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afcbe" officeooo:paragraph-rsid="000afcbe"/>
    </style:style>
    <style:style style:name="P2" style:family="paragraph" style:parent-style-name="Standard">
      <style:text-properties fo:font-weight="bold" officeooo:rsid="000afcbe" officeooo:paragraph-rsid="000afcbe" style:font-weight-asian="bold" style:font-weight-complex="bold"/>
    </style:style>
    <style:style style:name="P3" style:family="paragraph" style:parent-style-name="Standard">
      <style:text-properties fo:font-weight="bold" officeooo:rsid="000fdcf6" officeooo:paragraph-rsid="000fdcf6" style:font-weight-asian="bold" style:font-weight-complex="bold"/>
    </style:style>
    <style:style style:name="P4" style:family="paragraph" style:parent-style-name="Standard">
      <style:text-properties officeooo:paragraph-rsid="000e9d53"/>
    </style:style>
    <style:style style:name="P5" style:family="paragraph" style:parent-style-name="Standard">
      <style:text-properties officeooo:rsid="000fdcf6" officeooo:paragraph-rsid="000fdcf6"/>
    </style:style>
    <style:style style:name="P6" style:family="paragraph" style:parent-style-name="Standard">
      <style:text-properties officeooo:paragraph-rsid="000fdcf6"/>
    </style:style>
    <style:style style:name="P7" style:family="paragraph" style:parent-style-name="Standard">
      <style:text-properties fo:font-size="9pt" fo:font-weight="bold" officeooo:paragraph-rsid="000fdcf6" style:font-size-asian="9pt" style:font-weight-asian="bold" style:font-size-complex="9pt" style:font-weight-complex="bold"/>
    </style:style>
    <style:style style:name="P8" style:family="paragraph" style:parent-style-name="Standard">
      <style:text-properties fo:font-size="9pt" fo:font-weight="bold" officeooo:rsid="000fdcf6" officeooo:paragraph-rsid="000fdcf6" style:font-size-asian="9pt" style:font-weight-asian="bold" style:font-size-complex="9pt" style:font-weight-complex="bold"/>
    </style:style>
    <style:style style:name="P9" style:family="paragraph" style:parent-style-name="Standard">
      <style:text-properties fo:font-size="9pt" fo:font-weight="bold" officeooo:rsid="001208df" officeooo:paragraph-rsid="001208df" style:font-size-asian="9pt" style:font-weight-asian="bold" style:font-size-complex="9pt" style:font-weight-complex="bold"/>
    </style:style>
    <style:style style:name="P10" style:family="paragraph" style:parent-style-name="Standard">
      <style:text-properties fo:font-size="12pt" fo:font-weight="bold" officeooo:rsid="000fdcf6" officeooo:paragraph-rsid="000fdcf6" style:font-size-asian="12pt" style:font-weight-asian="bold" style:font-size-complex="12pt" style:font-weight-complex="bold"/>
    </style:style>
    <style:style style:name="P11" style:family="paragraph" style:parent-style-name="Text_20_body">
      <style:text-properties fo:font-variant="normal" fo:text-transform="none" fo:color="#222635" loext:opacity="100%" style:font-name="Cambria" fo:font-size="12.4499998092651pt" fo:letter-spacing="normal" fo:font-style="normal" fo:font-weight="normal" officeooo:rsid="000fdcf6" officeooo:paragraph-rsid="000fdcf6"/>
    </style:style>
    <style:style style:name="T1" style:family="text">
      <style:text-properties fo:font-variant="normal" fo:text-transform="none" fo:color="#222635" loext:opacity="100%" style:font-name="Cambria" fo:font-size="12.4499998092651pt" fo:letter-spacing="normal" fo:font-style="normal"/>
    </style:style>
    <style:style style:name="T2" style:family="text">
      <style:text-properties fo:font-variant="normal" fo:text-transform="none" fo:color="#222635" loext:opacity="100%" style:font-name="Cambria" fo:font-size="12.4499998092651pt" fo:letter-spacing="normal" fo:font-style="normal" fo:font-weight="normal"/>
    </style:style>
    <style:style style:name="T3" style:family="text">
      <style:text-properties fo:font-variant="normal" fo:text-transform="none" fo:color="#222635" loext:opacity="100%" style:font-name="Cambria" fo:font-size="12.4499998092651pt" fo:letter-spacing="normal" fo:font-style="normal" fo:font-weight="normal" officeooo:rsid="000fdcf6"/>
    </style:style>
    <style:style style:name="T4" style:family="text">
      <style:text-properties fo:font-variant="normal" fo:text-transform="none" fo:color="#222635" loext:opacity="100%" style:font-name="Cambria" fo:font-size="12.4499998092651pt" fo:letter-spacing="normal" fo:font-style="normal" fo:font-weight="normal" officeooo:rsid="001208df"/>
    </style:style>
    <style:style style:name="T5" style:family="text">
      <style:text-properties fo:font-variant="normal" fo:text-transform="none" fo:color="#222635" loext:opacity="100%" style:font-name="Cambria" fo:font-size="12.4499998092651pt" fo:letter-spacing="normal" fo:font-style="normal" fo:font-weight="bold" style:font-weight-asian="bold" style:font-weight-complex="bold"/>
    </style:style>
    <style:style style:name="T6" style:family="text">
      <style:text-properties fo:font-variant="normal" fo:text-transform="none" fo:color="#222635" loext:opacity="100%" style:font-name="Cambria" fo:font-size="12.4499998092651pt" fo:letter-spacing="normal" fo:font-style="normal" fo:font-weight="bold" officeooo:rsid="000fdcf6" style:font-weight-asian="bold" style:font-weight-complex="bold"/>
    </style:style>
    <style:style style:name="T7" style:family="text">
      <style:text-properties fo:font-variant="normal" fo:text-transform="none" fo:color="#222635" loext:opacity="100%" style:font-name="Cambria" fo:font-size="12.4499998092651pt" fo:letter-spacing="normal" fo:font-style="normal" fo:font-weight="bold" officeooo:rsid="00105da3" style:font-weight-asian="bold" style:font-weight-complex="bold"/>
    </style:style>
    <style:style style:name="T8" style:family="text">
      <style:text-properties fo:font-variant="normal" fo:text-transform="none" fo:color="#222635" loext:opacity="100%" style:font-name="Cambria" fo:font-size="12.4499998092651pt" fo:letter-spacing="normal" fo:font-style="normal" officeooo:rsid="001208df"/>
    </style:style>
    <style:style style:name="T9" style:family="text">
      <style:text-properties fo:font-variant="normal" fo:text-transform="none" fo:color="#222635" loext:opacity="100%" style:font-name="Cambria" fo:letter-spacing="normal" fo:font-style="normal"/>
    </style:style>
    <style:style style:name="T10" style:family="text">
      <style:text-properties fo:font-variant="normal" fo:text-transform="none" fo:color="#222635" loext:opacity="100%" style:font-name="Cambria" fo:letter-spacing="normal" fo:font-style="normal" officeooo:rsid="001208df"/>
    </style:style>
    <style:style style:name="T11" style:family="text">
      <style:text-properties fo:font-weight="bold" officeooo:rsid="000e9d53" style:font-weight-asian="bold" style:font-weight-complex="bold"/>
    </style:style>
    <style:style style:name="T12" style:family="text">
      <style:text-properties fo:font-weight="bold" officeooo:rsid="001208df" style:font-weight-asian="bold" style:font-weight-complex="bold"/>
    </style:style>
    <style:style style:name="T13" style:family="text">
      <style:text-properties officeooo:rsid="000e9d53"/>
    </style:style>
    <style:style style:name="T14" style:family="text">
      <style:text-properties officeooo:rsid="001208df"/>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egunta 1 Prueba tuten, Como desarrollar un proyecto stack Postgres/Java8/Angular:</text:p>
      <text:p text:style-name="P1"/>
      <text:p text:style-name="P1">Para Crear un proyecto con este stack seguiria los siguentes pasos:</text:p>
      <text:p text:style-name="P1"/>
      <text:p text:style-name="P2">1. definir correcta mente la base de datos: </text:p>
      <text:p text:style-name="P1">En este punto entender, la estructura de datos que va a manejar el problema, definir correctamente las relaciones de datos entre cada una de las tablas. <text:span text:style-name="T12">(en este caso se usará como ejemplo una data de empleados)</text:span></text:p>
      <text:p text:style-name="P1"/>
      <text:p text:style-name="P1"/>
      <text:p text:style-name="P4"><text:span text:style-name="T13">2. </text:span><text:span text:style-name="T11">Crear un proyecto </text:span><text:span text:style-name="T5">Spring Boot</text:span></text:p>
      <text:p text:style-name="P4"><text:span text:style-name="T2"/></text:p>
      <text:p text:style-name="P6"><text:span text:style-name="T3">3. </text:span><text:span text:style-name="T6">actualizar </text:span><text:span text:style-name="T5"><text:s/></text:span><text:span text:style-name="T6">el </text:span><text:span text:style-name="T5"><text:s/>pom.xml: </text:span><text:span text:style-name="T7">(ejemplo)</text:span></text:p>
      <text:p text:style-name="P6"><text:span text:style-name="T2"/></text:p>
      <text:p text:style-name="P7"><text:span text:style-name="T9">&lt;?xml version="1.0" encoding="UTF-8"?&gt;</text:span></text:p>
      <text:p text:style-name="P7"><text:span text:style-name="T9">&lt;project xmlns="http://maven.apache.org/POM/4.0.0" xmlns:xsi="http://www.w3.org/2001/XMLSchema-instance"</text:span></text:p>
      <text:p text:style-name="P7"><text:span text:style-name="T9">xsi:schemaLocation="http://maven.apache.org/POM/4.0.0 http://maven.apache.org/xsd/maven-4.0.0.xsd"&gt;</text:span></text:p>
      <text:p text:style-name="P7"><text:span text:style-name="T9">&lt;modelVersion&gt;4.0.0&lt;/modelVersion&gt;</text:span></text:p>
      <text:p text:style-name="P7"><text:span text:style-name="T9">&lt;parent&gt;</text:span></text:p>
      <text:p text:style-name="P7"><text:span text:style-name="T9">&lt;groupId&gt;org.springframework.boot&lt;/groupId&gt;</text:span></text:p>
      <text:p text:style-name="P7"><text:span text:style-name="T9">&lt;artifactId&gt;spring-boot-starter-parent&lt;/artifactId&gt;</text:span></text:p>
      <text:p text:style-name="P7"><text:span text:style-name="T9">&lt;version&gt;2.1.1.RELEASE&lt;/version&gt;</text:span></text:p>
      <text:p text:style-name="P7"><text:span text:style-name="T9">&lt;relativePath /&gt; &lt;!-- lookup parent from repository --&gt;</text:span></text:p>
      <text:p text:style-name="P7"><text:span text:style-name="T9">&lt;/parent&gt;</text:span></text:p>
      <text:p text:style-name="P7"><text:span text:style-name="T9">&lt;groupId&gt;com.sample&lt;/groupId&gt;</text:span></text:p>
      <text:p text:style-name="P7"><text:span text:style-name="T9">&lt;artifactId&gt;postgress&lt;/artifactId&gt;</text:span></text:p>
      <text:p text:style-name="P7"><text:span text:style-name="T9">&lt;version&gt;0.0.1-SNAPSHOT&lt;/version&gt;</text:span></text:p>
      <text:p text:style-name="P7"><text:span text:style-name="T9">&lt;name&gt;postgress&lt;/name&gt;</text:span></text:p>
      <text:p text:style-name="P7"><text:span text:style-name="T9">&lt;description&gt;Demo project for Spring Boot&lt;/description&gt;</text:span></text:p>
      <text:p text:style-name="P7"><text:span text:style-name="T9"/></text:p>
      <text:p text:style-name="P7"><text:span text:style-name="T9">&lt;properties&gt;</text:span></text:p>
      <text:p text:style-name="P7"><text:span text:style-name="T9">&lt;java.version&gt;1.8&lt;/java.version&gt;</text:span></text:p>
      <text:p text:style-name="P7"><text:span text:style-name="T9">&lt;/properties&gt;</text:span></text:p>
      <text:p text:style-name="P7"><text:span text:style-name="T9"/></text:p>
      <text:p text:style-name="P7"><text:span text:style-name="T9">&lt;dependencies&gt;</text:span></text:p>
      <text:p text:style-name="P7"><text:span text:style-name="T9">&lt;dependency&gt;</text:span></text:p>
      <text:p text:style-name="P7"><text:span text:style-name="T9">&lt;groupId&gt;org.springframework.boot&lt;/groupId&gt;</text:span></text:p>
      <text:p text:style-name="P7"><text:span text:style-name="T9">&lt;artifactId&gt;spring-boot-starter&lt;/artifactId&gt;</text:span></text:p>
      <text:p text:style-name="P7"><text:span text:style-name="T9">&lt;/dependency&gt;</text:span></text:p>
      <text:p text:style-name="P7"><text:span text:style-name="T9">&lt;dependency&gt;</text:span></text:p>
      <text:p text:style-name="P7"><text:span text:style-name="T9">&lt;groupId&gt;org.springframework.boot&lt;/groupId&gt;</text:span></text:p>
      <text:p text:style-name="P7"><text:span text:style-name="T9">&lt;artifactId&gt;spring-boot-starter-web&lt;/artifactId&gt;</text:span></text:p>
      <text:p text:style-name="P7"><text:span text:style-name="T9">&lt;/dependency&gt;</text:span></text:p>
      <text:p text:style-name="P7"><text:span text:style-name="T9">&lt;dependency&gt;</text:span></text:p>
      <text:p text:style-name="P7"><text:span text:style-name="T9">&lt;groupId&gt;org.springframework.boot&lt;/groupId&gt;</text:span></text:p>
      <text:p text:style-name="P7"><text:span text:style-name="T9">&lt;artifactId&gt;spring-boot-starter-jdbc&lt;/artifactId&gt;</text:span></text:p>
      <text:p text:style-name="P7"><text:span text:style-name="T9">&lt;/dependency&gt;</text:span></text:p>
      <text:p text:style-name="P7"><text:span text:style-name="T9">&lt;dependency&gt;</text:span></text:p>
      <text:p text:style-name="P7"><text:span text:style-name="T9">&lt;groupId&gt;org.postgresql&lt;/groupId&gt;</text:span></text:p>
      <text:p text:style-name="P7"><text:span text:style-name="T9">&lt;artifactId&gt;postgresql&lt;/artifactId&gt;</text:span></text:p>
      <text:p text:style-name="P7"><text:span text:style-name="T9">&lt;scope&gt;runtime&lt;/scope&gt;</text:span></text:p>
      <text:p text:style-name="P7"><text:span text:style-name="T9">&lt;/dependency&gt;</text:span></text:p>
      <text:p text:style-name="P7"><text:span text:style-name="T9">&lt;dependency&gt;</text:span></text:p>
      <text:p text:style-name="P7"><text:span text:style-name="T9">&lt;groupId&gt;org.springframework.boot&lt;/groupId&gt;</text:span></text:p>
      <text:p text:style-name="P7"><text:span text:style-name="T9">&lt;artifactId&gt;spring-boot-starter-test&lt;/artifactId&gt;</text:span></text:p>
      <text:p text:style-name="P7"><text:span text:style-name="T9">&lt;scope&gt;test&lt;/scope&gt;</text:span></text:p>
      <text:p text:style-name="P7"><text:span text:style-name="T9">&lt;/dependency&gt;</text:span></text:p>
      <text:p text:style-name="P7"><text:span text:style-name="T9">&lt;/dependencies&gt;</text:span></text:p>
      <text:p text:style-name="P7"><text:span text:style-name="T9"/></text:p>
      <text:p text:style-name="P7"><text:soft-page-break/><text:span text:style-name="T9">&lt;build&gt;</text:span></text:p>
      <text:p text:style-name="P7"><text:span text:style-name="T9">&lt;plugins&gt;</text:span></text:p>
      <text:p text:style-name="P7"><text:span text:style-name="T9">&lt;plugin&gt;</text:span></text:p>
      <text:p text:style-name="P7"><text:span text:style-name="T9">&lt;groupId&gt;org.springframework.boot&lt;/groupId&gt;</text:span></text:p>
      <text:p text:style-name="P7"><text:span text:style-name="T9">&lt;artifactId&gt;spring-boot-maven-plugin&lt;/artifactId&gt;</text:span></text:p>
      <text:p text:style-name="P7"><text:span text:style-name="T9">&lt;/plugin&gt;</text:span></text:p>
      <text:p text:style-name="P7"><text:span text:style-name="T9">&lt;/plugins&gt;</text:span></text:p>
      <text:p text:style-name="P7"><text:span text:style-name="T9">&lt;/build&gt;</text:span></text:p>
      <text:p text:style-name="P7"><text:span text:style-name="T9"/></text:p>
      <text:p text:style-name="P7"><text:span text:style-name="T9">&lt;/project&gt;</text:span></text:p>
      <text:p text:style-name="P3"><text:span text:style-name="T1"/></text:p>
      <text:p text:style-name="P5"><text:span text:style-name="T2">4. spring-boot-starter-jdbc artifact dará todos los frascos relacionados con Spring jdbc</text:span></text:p>
      <text:p text:style-name="P5"><text:span text:style-name="T2"/></text:p>
      <text:p text:style-name="P5"><text:span text:style-name="T2">org.postgresql.postgresql tendrá la dependencia del controlador jdbc de postgres en tiempo de ejecución.</text:span></text:p>
      <text:p text:style-name="P5"><text:span text:style-name="T2"/></text:p>
      <text:p text:style-name="P5"><text:span text:style-name="T4">5. <text:s/></text:span><text:span text:style-name="T2">Crear un schema.sql en la carpeta de recursos. Se creará una tabla del modelo que se necesite para solventar el problema por ejemplo empleados al iniciar el servidor. Esto se puede ignorar si no desea que la base de datos inicial se configure durante el inicio del servidor. Generalmente, para construir una aplicación lista para producción, este paso se puede ignorar ya que las tablas se crearán con scrip directamente en la base de datos.</text:span></text:p>
      <text:p text:style-name="P5"><text:span text:style-name="T2"/></text:p>
      <text:p text:style-name="P8"><text:span text:style-name="T9">CREATE TABLE employee</text:span></text:p>
      <text:p text:style-name="P8"><text:span text:style-name="T9">(</text:span></text:p>
      <text:p text:style-name="P8"><text:span text:style-name="T9"><text:s/>employeeName varchar(100) NOT NULL,</text:span></text:p>
      <text:p text:style-name="P8"><text:span text:style-name="T9"><text:s text:c="2"/>employeeId varchar(11) NOT NULL ,</text:span></text:p>
      <text:p text:style-name="P8"><text:span text:style-name="T9"><text:s/>employeeAddress varchar(100) DEFAULT NULL,</text:span></text:p>
      <text:p text:style-name="P8"><text:span text:style-name="T9"><text:s/>employeeEmail varchar(100) DEFAULT NULL,</text:span></text:p>
      <text:p text:style-name="P8"><text:span text:style-name="T9"><text:s/>PRIMARY KEY (employeeId)</text:span></text:p>
      <text:p text:style-name="P8"><text:span text:style-name="T9">);</text:span></text:p>
      <text:p text:style-name="P5"><text:span text:style-name="T2"/></text:p>
      <text:p text:style-name="P5"><text:span text:style-name="T2"/></text:p>
      <text:p text:style-name="P5"><text:span text:style-name="T4">6. </text:span><text:span text:style-name="T2">Crear data.sql en la carpeta de recursos para cargar el primer conjunto de datos (</text:span><text:span text:style-name="T5">empleados es un ejemplo)</text:span><text:span text:style-name="T2"> durante el inicio. De lo contrario, se puede omitir:</text:span></text:p>
      <text:p text:style-name="P5"><text:span text:style-name="T2">insertar en los valores de employee (employeeId, employeeName, employeeAddress, employeeEmail) ('1', 'Jack', 'USA', 'jack@gmail.com');</text:span></text:p>
      <text:p text:style-name="P5"><text:span text:style-name="T2"/></text:p>
      <text:p text:style-name="P5"><text:span text:style-name="T2">Cambios en application.properties para configurar la fuente de datos con URL, nombre de usuario y contraseña de la base de datos de Postgres. 5432 es el puerto predeterminado de Postgres. Hibernate recogerá automáticamente postgressSQLDialect.:</text:span></text:p>
      <text:p text:style-name="P5"><text:span text:style-name="T2"/></text:p>
      <text:p text:style-name="P5"><text:span text:style-name="T2"/></text:p>
      <text:p text:style-name="P8"><text:span text:style-name="T9">spring.jpa.properties.hibernate.dialect = org.hibernate.dialect.PostgreSQLDialect</text:span></text:p>
      <text:p text:style-name="P8"><text:span text:style-name="T9">spring.jpa.hibernate.ddl-auto=none</text:span></text:p>
      <text:p text:style-name="P8"><text:span text:style-name="T9">spring.jpa.hibernate.show-sql=true</text:span></text:p>
      <text:p text:style-name="P8"><text:span text:style-name="T9">spring.datasource.url=jdbc:postgresql://localhost:5432/postgres</text:span></text:p>
      <text:p text:style-name="P8"><text:span text:style-name="T9">spring.datasource.username=postgres</text:span></text:p>
      <text:p text:style-name="P8"><text:span text:style-name="T9">spring.datasource.password=admin</text:span></text:p>
      <text:p text:style-name="P8"><text:span text:style-name="T9"/></text:p>
      <text:p text:style-name="P8"><text:span text:style-name="T9"/></text:p>
      <text:p text:style-name="P8"><text:span text:style-name="T9">spring.datasource.initialization-mode=always</text:span></text:p>
      <text:p text:style-name="P8"><text:span text:style-name="T9">spring.datasource.initialize=true</text:span></text:p>
      <text:p text:style-name="P8"><text:span text:style-name="T9">spring.datasource.schema=classpath:/schema.sql</text:span></text:p>
      <text:p text:style-name="P8"><text:span text:style-name="T9">spring.datasource.continue-on-error=true</text:span></text:p>
      <text:p text:style-name="P5"><text:soft-page-break/><text:span text:style-name="T2"/></text:p>
      <text:p text:style-name="P5"><text:span text:style-name="T2"/></text:p>
      <text:p text:style-name="P5"><text:span text:style-name="T2">spring.jpa.hibernate.ddl-auto desactivará la creación automática de hibernación de las tablas a partir de los objetos de entidad. Generalmente, Hibernate lo ejecuta si hay una Entidad definida. Pero usaremos una consulta SQL nativa con JdbcTemplate, por lo tanto, podemos desactivar esto ya que no crearemos una entidad.</text:span></text:p>
      <text:p text:style-name="P5"><text:span text:style-name="T2"/></text:p>
      <text:p text:style-name="P5"><text:span text:style-name="T2">spring.datasource.initialization-mode está marcado como siempre, ya que queremos que la inicialización de la base de datos ocurra en cada inicio. Esto es opcional y está hecho para este propósito de muestra.</text:span></text:p>
      <text:p text:style-name="P5"><text:span text:style-name="T2"/></text:p>
      <text:p text:style-name="P5"><text:span text:style-name="T2">spring.datasource.initialize = true marcará la inicialización como verdadera.</text:span></text:p>
      <text:p text:style-name="P5"><text:span text:style-name="T2"/></text:p>
      <text:p text:style-name="P5"><text:span text:style-name="T2">spring.datasource.continue-on-error = true continuará el inicio de la aplicación a pesar de cualquier error en la inicialización de datos.</text:span></text:p>
      <text:p text:style-name="P5"><text:span text:style-name="T2"/></text:p>
      <text:p text:style-name="P5"><text:span text:style-name="T2">spring.datasource.schema es la ruta del esquema que debe inicializarse.</text:span></text:p>
      <text:p text:style-name="P5"><text:span text:style-name="T2"/></text:p>
      <text:p text:style-name="P5"><text:span text:style-name="T2">spring.datasource.url URL de la base de datos de Postgres. También puede ser una base de datos remota.</text:span></text:p>
      <text:p text:style-name="P5"><text:span text:style-name="T2"/></text:p>
      <text:p text:style-name="P5"><text:span text:style-name="T2">spring.datasource.username nombre de usuario para la base de datos.</text:span></text:p>
      <text:p text:style-name="P5"><text:span text:style-name="T2"/></text:p>
      <text:p text:style-name="P5"><text:span text:style-name="T2">spring.datasource.password contraseña para la base de datos.</text:span></text:p>
      <text:p text:style-name="P5"><text:span text:style-name="T2"/></text:p>
      <text:p text:style-name="P3"><text:span text:style-name="T8">7. </text:span><text:span text:style-name="T1">Cre</text:span><text:span text:style-name="T8">ar</text:span><text:span text:style-name="T1"> una interfaz dao y una implementación dao:</text:span></text:p>
      <text:p text:style-name="P5"><text:span text:style-name="T2"/></text:p>
      <text:p text:style-name="P8"><text:span text:style-name="T9">package com.sample.postgress.dao;</text:span></text:p>
      <text:p text:style-name="P8"><text:span text:style-name="T9"/></text:p>
      <text:p text:style-name="P8"><text:span text:style-name="T9">import java.util.List;</text:span></text:p>
      <text:p text:style-name="P8"><text:span text:style-name="T9"/></text:p>
      <text:p text:style-name="P8"><text:span text:style-name="T9">import com.sample.postgress.entity.Employee;</text:span></text:p>
      <text:p text:style-name="P8"><text:span text:style-name="T9"/></text:p>
      <text:p text:style-name="P8"><text:span text:style-name="T9">public interface EmployeeDao {</text:span></text:p>
      <text:p text:style-name="P8"><text:span text:style-name="T9"/></text:p>
      <text:p text:style-name="P8"><text:span text:style-name="T9">List&lt;Employee&gt; findAll();</text:span></text:p>
      <text:p text:style-name="P8"><text:span text:style-name="T9"/></text:p>
      <text:p text:style-name="P8"><text:span text:style-name="T9">void insertEmployee(Employee emp);</text:span></text:p>
      <text:p text:style-name="P8"><text:span text:style-name="T9"/></text:p>
      <text:p text:style-name="P8"><text:span text:style-name="T9">void updateEmployee(Employee emp);</text:span></text:p>
      <text:p text:style-name="P8"><text:span text:style-name="T9"/></text:p>
      <text:p text:style-name="P8"><text:span text:style-name="T9">void executeUpdateEmployee(Employee emp);</text:span></text:p>
      <text:p text:style-name="P8"><text:span text:style-name="T9"/></text:p>
      <text:p text:style-name="P8"><text:span text:style-name="T9">public void deleteEmployee(Employee emp);</text:span></text:p>
      <text:p text:style-name="P8"><text:span text:style-name="T9">}</text:span></text:p>
      <text:p text:style-name="P5"><text:span text:style-name="T2"/></text:p>
      <text:p text:style-name="P5"><text:span text:style-name="T2"/></text:p>
      <text:p text:style-name="P5"><text:span text:style-name="T2"/></text:p>
      <text:p text:style-name="P5"><text:span text:style-name="T2">findAll () recupera todos los empleados y luego asigna el conjunto de resultados a un objeto </text:span><text:span text:style-name="T4">apropiado para el caso</text:span><text:span text:style-name="T2"> </text:span><text:span text:style-name="T4">(</text:span><text:span text:style-name="T2">Empleado </text:span><text:span text:style-name="T4">es el ejemplo)</text:span><text:span text:style-name="T2"> usando RowMapper que se describe a continuación.</text:span></text:p>
      <text:p text:style-name="P5"><text:soft-page-break/><text:span text:style-name="T2"/></text:p>
      <text:p text:style-name="P5"><text:span text:style-name="T2">insertEmployee () insertará un </text:span><text:span text:style-name="T4">elemento (en este ejemplo </text:span><text:span text:style-name="T2">empleado</text:span><text:span text:style-name="T4">)</text:span><text:span text:style-name="T2"> usando template.update (sql, param, holder) donde param es SqlParameterSource, que mapeará los valores dinámicamente en la consulta marcada con dos puntos. GeneratedKeyHolder devolverá un valor generado automáticamente cuando se inserten datos.</text:span></text:p>
      <text:p text:style-name="P5"><text:span text:style-name="T2"/></text:p>
      <text:p text:style-name="P5"><text:span text:style-name="T2">executeUpdateEmployee () actualizará al empleado usando template.execute</text:span></text:p>
      <text:p text:style-name="P5"><text:span text:style-name="T2"/></text:p>
      <text:p text:style-name="P8"><text:span text:style-name="T9">template.execute(sql,map,new PreparedStatementCallback&lt;Object&gt;() { <text:s/></text:span></text:p>
      <text:p text:style-name="P8"><text:span text:style-name="T9"><text:s text:c="4"/>@Override <text:s/></text:span></text:p>
      <text:p text:style-name="P8"><text:span text:style-name="T9"><text:s text:c="4"/>public Object doInPreparedStatement(PreparedStatement ps) <text:s/></text:span></text:p>
      <text:p text:style-name="P8"><text:span text:style-name="T9"><text:s text:c="12"/>throws SQLException, DataAccessException { <text:s/></text:span></text:p>
      <text:p text:style-name="P8"><text:span text:style-name="T9"><text:s text:c="8"/>return ps.executeUpdate(); <text:s/></text:span></text:p>
      <text:p text:style-name="P8"><text:span text:style-name="T9"><text:s text:c="4"/>} <text:s/></text:span></text:p>
      <text:p text:style-name="P8"><text:span text:style-name="T9">}); </text:span></text:p>
      <text:p text:style-name="P5"><text:span text:style-name="T2"/></text:p>
      <text:p text:style-name="P5"><text:span text:style-name="T2"/></text:p>
      <text:p text:style-name="P10"><text:span text:style-name="T10">8. El datoRowMapper (en el ejemplo </text:span><text:span text:style-name="T9">EmployeeRowMapper</text:span><text:span text:style-name="T10">)</text:span><text:span text:style-name="T9"> para mapear el conjunto de resultados recuperado de la consulta de selección con el POJO.</text:span></text:p>
      <text:p text:style-name="P5"><text:span text:style-name="T2"/></text:p>
      <text:p text:style-name="P5"><text:span text:style-name="T2"/></text:p>
      <text:p text:style-name="P8"><text:span text:style-name="T9">package com.sample.postgress.mapper;</text:span></text:p>
      <text:p text:style-name="P8"><text:span text:style-name="T9"/></text:p>
      <text:p text:style-name="P8"><text:span text:style-name="T9">import java.sql.ResultSet;</text:span></text:p>
      <text:p text:style-name="P8"><text:span text:style-name="T9">import java.sql.SQLException;</text:span></text:p>
      <text:p text:style-name="P8"><text:span text:style-name="T9"/></text:p>
      <text:p text:style-name="P8"><text:span text:style-name="T9">import org.springframework.jdbc.core.RowMapper;</text:span></text:p>
      <text:p text:style-name="P8"><text:span text:style-name="T9"/></text:p>
      <text:p text:style-name="P8"><text:span text:style-name="T9">import com.sample.postgress.entity.Employee;</text:span></text:p>
      <text:p text:style-name="P8"><text:span text:style-name="T9"/></text:p>
      <text:p text:style-name="P8"><text:span text:style-name="T9">public class EmployeeRowMapper implements RowMapper&lt;Employee&gt; {</text:span></text:p>
      <text:p text:style-name="P8"><text:span text:style-name="T9"/></text:p>
      <text:p text:style-name="P8"><text:span text:style-name="T9">@Override</text:span></text:p>
      <text:p text:style-name="P8"><text:span text:style-name="T9">public Employee mapRow(ResultSet rs, int arg1) throws SQLException {</text:span></text:p>
      <text:p text:style-name="P8"><text:span text:style-name="T9">Employee emp = new Employee();</text:span></text:p>
      <text:p text:style-name="P8"><text:span text:style-name="T9">emp.setEmployeeId(rs.getString("employeeId"));</text:span></text:p>
      <text:p text:style-name="P8"><text:span text:style-name="T9">emp.setEmployeeName(rs.getString("employeeName"));</text:span></text:p>
      <text:p text:style-name="P8"><text:span text:style-name="T9">emp.setEmployeeEmail(rs.getString("employeeEmail"));</text:span></text:p>
      <text:p text:style-name="P8"><text:span text:style-name="T9"/></text:p>
      <text:p text:style-name="P8"><text:span text:style-name="T9"><text:s text:c="8"/>return emp;</text:span></text:p>
      <text:p text:style-name="P8"><text:span text:style-name="T9">}</text:span></text:p>
      <text:p text:style-name="P8"><text:span text:style-name="T9"/></text:p>
      <text:p text:style-name="P8"><text:span text:style-name="T9"/></text:p>
      <text:p text:style-name="P8"><text:span text:style-name="T9">}</text:span></text:p>
      <text:p text:style-name="P8"><text:span text:style-name="T9"/></text:p>
      <text:p text:style-name="P11"><text:span text:style-name="T14">9. </text:span><text:s/><text:span text:style-name="T14">C</text:span>rear un controlador y una clase de servicio de la siguiente manera:</text:p>
      <text:p text:style-name="P5"><text:span text:style-name="T2"/></text:p>
      <text:p text:style-name="P5"><text:span text:style-name="T2"/></text:p>
      <text:p text:style-name="P5"><text:span text:style-name="T2"/></text:p>
      <text:p text:style-name="P8"><text:span text:style-name="T9">package com.sample.postgress.controller;</text:span></text:p>
      <text:p text:style-name="P8"><text:span text:style-name="T9"/></text:p>
      <text:p text:style-name="P8"><text:span text:style-name="T9">import java.util.List;</text:span></text:p>
      <text:p text:style-name="P8"><text:span text:style-name="T9"/></text:p>
      <text:p text:style-name="P8"><text:span text:style-name="T9">import javax.annotation.Resource;</text:span></text:p>
      <text:p text:style-name="P8"><text:span text:style-name="T9"/></text:p>
      <text:p text:style-name="P8"><text:span text:style-name="T9">import org.springframework.web.bind.annotation.DeleteMapping;</text:span></text:p>
      <text:p text:style-name="P8"><text:soft-page-break/><text:span text:style-name="T9">import org.springframework.web.bind.annotation.GetMapping;</text:span></text:p>
      <text:p text:style-name="P8"><text:span text:style-name="T9">import org.springframework.web.bind.annotation.PostMapping;</text:span></text:p>
      <text:p text:style-name="P8"><text:span text:style-name="T9">import org.springframework.web.bind.annotation.PutMapping;</text:span></text:p>
      <text:p text:style-name="P8"><text:span text:style-name="T9">import org.springframework.web.bind.annotation.RequestBody;</text:span></text:p>
      <text:p text:style-name="P8"><text:span text:style-name="T9">import org.springframework.web.bind.annotation.RequestMapping;</text:span></text:p>
      <text:p text:style-name="P8"><text:span text:style-name="T9">import org.springframework.web.bind.annotation.RestController;</text:span></text:p>
      <text:p text:style-name="P8"><text:span text:style-name="T9"/></text:p>
      <text:p text:style-name="P8"><text:span text:style-name="T9">import com.sample.postgress.entity.Employee;</text:span></text:p>
      <text:p text:style-name="P8"><text:span text:style-name="T9">import com.sample.postgress.service.EmployeeService;</text:span></text:p>
      <text:p text:style-name="P8"><text:span text:style-name="T9"/></text:p>
      <text:p text:style-name="P8"><text:span text:style-name="T9">@RestController</text:span></text:p>
      <text:p text:style-name="P8"><text:span text:style-name="T9">@RequestMapping("/postgressApp")</text:span></text:p>
      <text:p text:style-name="P8"><text:span text:style-name="T9">public class ApplicationController {</text:span></text:p>
      <text:p text:style-name="P8"><text:span text:style-name="T9"/></text:p>
      <text:p text:style-name="P8"><text:span text:style-name="T9">@Resource </text:span></text:p>
      <text:p text:style-name="P8"><text:span text:style-name="T9">EmployeeService employeeService;</text:span></text:p>
      <text:p text:style-name="P8"><text:span text:style-name="T9"/></text:p>
      <text:p text:style-name="P8"><text:span text:style-name="T9">@GetMapping(value = "/employeeList")</text:span></text:p>
      <text:p text:style-name="P8"><text:span text:style-name="T9">public List&lt;Employee&gt; getEmployees() {</text:span></text:p>
      <text:p text:style-name="P8"><text:span text:style-name="T9">return employeeService.findAll();</text:span></text:p>
      <text:p text:style-name="P8"><text:span text:style-name="T9"/></text:p>
      <text:p text:style-name="P8"><text:span text:style-name="T9">}</text:span></text:p>
      <text:p text:style-name="P8"><text:span text:style-name="T9"/></text:p>
      <text:p text:style-name="P8"><text:span text:style-name="T9">@PostMapping(value = "/createEmp")</text:span></text:p>
      <text:p text:style-name="P8"><text:span text:style-name="T9">public void createEmployee(@RequestBody Employee emp) {</text:span></text:p>
      <text:p text:style-name="P8"><text:span text:style-name="T9"><text:s/>employeeService.insertEmployee(emp);</text:span></text:p>
      <text:p text:style-name="P8"><text:span text:style-name="T9"/></text:p>
      <text:p text:style-name="P8"><text:span text:style-name="T9">}</text:span></text:p>
      <text:p text:style-name="P8"><text:span text:style-name="T9">@PutMapping(value = "/updateEmp")</text:span></text:p>
      <text:p text:style-name="P8"><text:span text:style-name="T9">public void updateEmployee(@RequestBody Employee emp) {</text:span></text:p>
      <text:p text:style-name="P8"><text:span text:style-name="T9"><text:s/>employeeService.updateEmployee(emp);</text:span></text:p>
      <text:p text:style-name="P8"><text:span text:style-name="T9"/></text:p>
      <text:p text:style-name="P8"><text:span text:style-name="T9">}</text:span></text:p>
      <text:p text:style-name="P8"><text:span text:style-name="T9">@PutMapping(value = "/executeUpdateEmp")</text:span></text:p>
      <text:p text:style-name="P8"><text:span text:style-name="T9">public void executeUpdateEmployee(@RequestBody Employee emp) {</text:span></text:p>
      <text:p text:style-name="P8"><text:span text:style-name="T9"><text:s/>employeeService.executeUpdateEmployee(emp);</text:span></text:p>
      <text:p text:style-name="P8"><text:span text:style-name="T9"/></text:p>
      <text:p text:style-name="P8"><text:span text:style-name="T9">}</text:span></text:p>
      <text:p text:style-name="P8"><text:span text:style-name="T9"/></text:p>
      <text:p text:style-name="P8"><text:span text:style-name="T9">@DeleteMapping(value = "/deleteEmpById")</text:span></text:p>
      <text:p text:style-name="P8"><text:span text:style-name="T9">public void deleteEmployee(@RequestBody Employee emp) {</text:span></text:p>
      <text:p text:style-name="P8"><text:span text:style-name="T9"><text:s/>employeeService.deleteEmployee(emp);</text:span></text:p>
      <text:p text:style-name="P8"><text:span text:style-name="T9"/></text:p>
      <text:p text:style-name="P8"><text:span text:style-name="T9">}</text:span></text:p>
      <text:p text:style-name="P8"><text:span text:style-name="T9"/></text:p>
      <text:p text:style-name="P8"><text:span text:style-name="T9"/></text:p>
      <text:p text:style-name="P8"><text:span text:style-name="T9">}</text:span></text:p>
      <text:p text:style-name="P8"><text:span text:style-name="T9"/></text:p>
      <text:p text:style-name="P9"><text:span text:style-name="T9">10. con el controlador creado ya se puede probar por postman, de modo que el Api ya esta creada, ahora queda crear un proyecto angular.</text:span></text:p>
      <text:p text:style-name="P9"><text:span text:style-name="T9"/></text:p>
      <text:p text:style-name="P9"><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Cambria" svg:font-family="Cambria, serif"/>
    <style:font-face style:name="Consolas" svg:font-family="Consolas, 'Bitstream Vera Sans Mono', 'Courier New', Courier, monospace"/>
    <style:font-face style:name="Helvetica Neue" svg:font-family="'Helvetica Neue', Helvetica, Arial, sans-serif"/>
    <style:font-face style:name="Open Sans" svg:font-family="'Open Sans', sans-serif"/>
    <style:font-face style:name="Arial Unicode MS1" svg:font-family="'Arial Unicode MS'" style:font-family-generic="swiss"/>
    <style:font-face style:name="Liberation Mono" svg:font-family="'Liberation Mono'"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31T20:57:55.036070074</meta:creation-date>
    <dc:date>2021-05-31T22:08:19.413208374</dc:date>
    <meta:editing-duration>PT18M23S</meta:editing-duration>
    <meta:editing-cycles>2</meta:editing-cycles>
    <meta:generator>LibreOffice/7.0.3.1$MacOSX_X86_64 LibreOffice_project/d7547858d014d4cf69878db179d326fc3483e082</meta:generator>
    <meta:document-statistic meta:table-count="0" meta:image-count="0" meta:object-count="0" meta:page-count="5" meta:paragraph-count="166" meta:word-count="819" meta:character-count="8245" meta:non-whitespace-character-count="7524"/>
  </office:meta>
</office:document-meta>
</file>